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8.7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7.814cm"/>
    </style:style>
    <style:style style:name="co8" style:family="table-column">
      <style:table-column-properties fo:break-before="auto" style:column-width="3.427cm"/>
    </style:style>
    <style:style style:name="co9" style:family="table-column">
      <style:table-column-properties fo:break-before="auto" style:column-width="3.538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ackground-color="#669966" style:text-align-source="fix" style:repeat-content="false" fo:border="2.01pt solid #000000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2" style:family="table-cell" style:parent-style-name="Default">
      <style:table-cell-properties fo:background-color="#99cc99" fo:border="0.06pt solid #000000" style:vertical-align="middle"/>
      <style:text-properties style:font-name="TeX Gyre Bonum" style:text-underline-style="none"/>
    </style:style>
    <style:style style:name="ce3" style:family="table-cell" style:parent-style-name="Default">
      <style:table-cell-properties fo:border="0.06pt solid #000000" style:vertical-align="middle"/>
      <style:text-properties style:font-name="TeX Gyre Bonum"/>
    </style:style>
    <style:style style:name="ce4" style:family="table-cell" style:parent-style-name="Default">
      <style:table-cell-properties fo:border="none" style:vertical-align="middle"/>
      <style:text-properties style:font-name="TeX Gyre Bonum"/>
    </style:style>
    <style:style style:name="ce5" style:family="table-cell" style:parent-style-name="Default">
      <style:table-cell-properties fo:background-color="#99cc99" fo:border="0.06pt solid #000000" style:vertical-align="middle"/>
      <style:text-properties style:font-name="TeX Gyre Bonum"/>
    </style:style>
    <style:style style:name="ce6" style:family="table-cell" style:parent-style-name="Default">
      <style:table-cell-properties fo:background-color="#ccffcc" fo:border="1.05pt double #000000" style:border-line-width="0.012cm 0.012cm 0.012cm" style:vertical-align="middle"/>
      <style:text-properties style:font-name="TeX Gyre Bonum"/>
    </style:style>
    <style:style style:name="ce7" style:family="table-cell" style:parent-style-name="Default">
      <style:table-cell-properties fo:border="1.05pt double #000000" style:border-line-width="0.012cm 0.012cm 0.012cm" style:vertical-align="middle"/>
      <style:text-properties style:font-name="TeX Gyre Bonum"/>
    </style:style>
    <style:style style:name="ce8" style:family="table-cell" style:parent-style-name="Default">
      <style:table-cell-properties fo:background-color="#ccffcc" fo:border="0.06pt solid #000000" style:vertical-align="middle"/>
      <style:text-properties style:font-name="TeX Gyre Bonum"/>
    </style:style>
    <style:style style:name="ce9" style:family="table-cell" style:parent-style-name="Default" style:data-style-name="N75">
      <style:table-cell-properties fo:background-color="#99cc99" fo:border="0.06pt solid #000000" style:vertical-align="middle"/>
      <style:text-properties style:font-name="TeX Gyre Bonum"/>
    </style:style>
    <style:style style:name="ce10" style:family="table-cell" style:parent-style-name="Default" style:data-style-name="N75">
      <style:table-cell-properties fo:border="0.06pt solid #000000" style:vertical-align="middle"/>
      <style:text-properties style:font-name="TeX Gyre Bonum"/>
    </style:style>
    <style:style style:name="ce11" style:family="table-cell" style:parent-style-name="Default" style:data-style-name="N75">
      <style:table-cell-properties fo:border="none" style:vertical-align="middle"/>
      <style:text-properties style:font-name="TeX Gyre Bonum"/>
    </style:style>
    <style:style style:name="ce12" style:family="table-cell" style:parent-style-name="Default" style:data-style-name="N75">
      <style:table-cell-properties fo:background-color="#ccffcc" fo:border="0.06pt solid #000000" style:vertical-align="middle"/>
      <style:text-properties style:font-name="TeX Gyre Bonum"/>
    </style:style>
    <style:style style:name="ce13" style:family="table-cell" style:parent-style-name="Default" style:data-style-name="N75">
      <style:table-cell-properties fo:border="1.05pt double #000000" style:border-line-width="0.012cm 0.012cm 0.012cm" style:vertical-align="middle"/>
      <style:text-properties style:font-name="TeX Gyre Bonum"/>
    </style:style>
    <style:style style:name="ce14" style:family="table-cell" style:parent-style-name="Default" style:data-style-name="N75">
      <style:table-cell-properties fo:border="0.06pt solid #000000" style:vertical-align="middle"/>
      <style:text-properties style:font-name="TeX Gyre Bonum" style:text-underline-style="none"/>
    </style:style>
    <style:style style:name="ce15" style:family="table-cell" style:parent-style-name="Default">
      <style:table-cell-properties fo:background-color="transparent" fo:border="0.06pt solid #000000" style:vertical-align="middle"/>
      <style:text-properties style:font-name="TeX Gyre Bonu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37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20" style:family="table-cell" style:parent-style-name="Default">
      <style:text-properties style:font-name="TeX Gyre Bonu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Gantt" table:style-name="ta1">
        <table:shapes>
          <draw:frame draw:z-index="0" draw:style-name="gr1" draw:text-style-name="P1" svg:width="31.234cm" svg:height="5.928cm" svg:x="40.645cm" svg:y="1.165cm">
            <draw:object draw:notify-on-update-of-ranges="Gantt.A1:Gantt.A1 Gantt.A2:Gantt.A6 Gantt.B1:Gantt.B1 Gantt.B2:Gantt.B6 Gantt.D1:Gantt.D1 Gantt.D2:Gantt.D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1.287cm" svg:height="15.042cm" svg:x="40.729cm" svg:y="6.982cm">
            <draw:object draw:notify-on-update-of-ranges="Gantt.A1:Gantt.A1 Gantt.A8:Gantt.A28 Gantt.B1:Gantt.B1 Gantt.B8:Gantt.B28 Gantt.D1:Gantt.D1 Gantt.D8:Gantt.D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31.128cm" svg:height="10.553cm" svg:x="40.74cm" svg:y="21.919cm">
            <draw:object draw:notify-on-update-of-ranges="Gantt.A1:Gantt.A1 Gantt.A30:Gantt.A45 Gantt.B1:Gantt.B1 Gantt.B30:Gantt.B45 Gantt.D1:Gantt.D1 Gantt.D30:Gantt.D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.98cm" svg:height="9.001cm" svg:x="40.766cm" svg:y="32.356cm">
            <draw:object draw:notify-on-update-of-ranges="Gantt.A1:Gantt.A1 Gantt.A47:Gantt.A62 Gantt.B1:Gantt.B1 Gantt.B47:Gantt.B62 Gantt.D1:Gantt.D1 Gantt.D47:Gantt.D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0.982cm" svg:height="8.994cm" svg:x="40.657cm" svg:y="41.333cm">
            <draw:object draw:notify-on-update-of-ranges="Gantt.A1:Gantt.A1 Gantt.A64:Gantt.A74 Gantt.B1:Gantt.B1 Gantt.B64:Gantt.B74 Gantt.D1:Gantt.D1 Gantt.D64:Gantt.D7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0.94cm" svg:height="11.522cm" svg:x="40.742cm" svg:y="50.113cm">
            <draw:object draw:notify-on-update-of-ranges="Gantt.A1:Gantt.A1 Gantt.A76:Gantt.A95 Gantt.B1:Gantt.B1 Gantt.B76:Gantt.B95 Gantt.D1:Gantt.D1 Gantt.D76:Gantt.D9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10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Duración</text:p>
          </table:table-cell>
          <table:table-cell table:style-name="ce1" office:value-type="string" calcext:value-type="string">
            <text:p>Notas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Recolección de requisitos del sistema.</text:p>
          </table:table-cell>
          <table:table-cell table:style-name="ce9" office:value-type="date" office:date-value="2014-10-09" calcext:value-type="date">
            <text:p>9 Oct 2014</text:p>
          </table:table-cell>
          <table:table-cell table:style-name="ce9" office:value-type="date" office:date-value="2015-02-17" calcext:value-type="date">
            <text:p>17 Feb 2015</text:p>
          </table:table-cell>
          <table:table-cell table:style-name="ce5" table:formula="of:=([.C2]-[.B2])+1" office:value-type="float" office:value="132" calcext:value-type="float">
            <text:p>132</text:p>
          </table:table-cell>
          <table:table-cell table:style-name="ce5"/>
          <table:table-cell table:number-columns-repeated="13"/>
        </table:table-row>
        <table:table-row table:style-name="ro2">
          <table:table-cell office:value-type="string" calcext:value-type="string">
            <text:p><text:s text:c="2"/>- App de ciclistas.</text:p>
          </table:table-cell>
          <table:table-cell table:number-columns-repeated="2" office:value-type="date" office:date-value="2014-10-09" calcext:value-type="date">
            <text:p>9 Oct 2014</text:p>
          </table:table-cell>
          <table:table-cell table:formula="of:=([.C3]-[.B3])+1" office:value-type="float" office:value="1" calcext:value-type="float">
            <text:p>1</text:p>
          </table:table-cell>
          <table:table-cell/>
          <table:table-cell table:style-name="ce18"/>
          <table:table-cell table:number-columns-repeated="12"/>
        </table:table-row>
        <table:table-row table:style-name="ro2">
          <table:table-cell office:value-type="string" calcext:value-type="string">
            <text:p><text:s text:c="2"/>- App de conductores.</text:p>
          </table:table-cell>
          <table:table-cell office:value-type="date" office:date-value="2014-11-14" calcext:value-type="date">
            <text:p>14 Nov 2014</text:p>
          </table:table-cell>
          <table:table-cell office:value-type="date" office:date-value="2015-02-16" calcext:value-type="date">
            <text:p>16 Feb 2015</text:p>
          </table:table-cell>
          <table:table-cell table:formula="of:=([.C4]-[.B4])+1" office:value-type="float" office:value="95" calcext:value-type="float">
            <text:p>95</text:p>
          </table:table-cell>
          <table:table-cell/>
          <table:table-cell table:style-name="ce18"/>
          <table:table-cell table:number-columns-repeated="12"/>
        </table:table-row>
        <table:table-row table:style-name="ro2">
          <table:table-cell office:value-type="string" calcext:value-type="string">
            <text:p><text:s text:c="4"/>– OBU y RSU</text:p>
          </table:table-cell>
          <table:table-cell office:value-type="date" office:date-value="2014-11-14" calcext:value-type="date">
            <text:p>14 Nov 2014</text:p>
          </table:table-cell>
          <table:table-cell office:value-type="date" office:date-value="2014-12-04" calcext:value-type="date">
            <text:p>4 Dec 2014</text:p>
          </table:table-cell>
          <table:table-cell table:formula="of:=([.C5]-[.B5])+1" office:value-type="float" office:value="21" calcext:value-type="float">
            <text:p>21</text:p>
          </table:table-cell>
          <table:table-cell/>
          <table:table-cell table:style-name="ce18"/>
          <table:table-cell table:number-columns-repeated="12"/>
        </table:table-row>
        <table:table-row table:style-name="ro2">
          <table:table-cell office:value-type="string" calcext:value-type="string">
            <text:p><text:s text:c="4"/>– HMI</text:p>
          </table:table-cell>
          <table:table-cell table:number-columns-repeated="2" office:value-type="date" office:date-value="2015-02-17" calcext:value-type="date">
            <text:p>17 Feb 2015</text:p>
          </table:table-cell>
          <table:table-cell table:formula="of:=([.C6]-[.B6])+1" office:value-type="float" office:value="1" calcext:value-type="float">
            <text:p>1</text:p>
          </table:table-cell>
          <table:table-cell/>
          <table:table-cell table:style-name="ce18"/>
          <table:table-cell table:number-columns-repeated="12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Nube de conductores.</text:p>
          </table:table-cell>
          <table:table-cell table:style-name="ce9" office:value-type="date" office:date-value="2014-10-10" calcext:value-type="date">
            <text:p>10 Oct 2014</text:p>
          </table:table-cell>
          <table:table-cell table:style-name="ce9" office:value-type="date" office:date-value="2015-09-09" calcext:value-type="date">
            <text:p>9 Sep 2015</text:p>
          </table:table-cell>
          <table:table-cell table:style-name="ce5" table:formula="of:=([.C8]-[.B8])+1" office:value-type="float" office:value="335" calcext:value-type="float">
            <text:p>335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6" office:value-type="string" calcext:value-type="string">
            <text:p><text:s text:c="2"/>- Iteración I.</text:p>
          </table:table-cell>
          <table:table-cell table:style-name="ce12" office:value-type="date" office:date-value="2014-10-09" calcext:value-type="date">
            <text:p>9 Oct 2014</text:p>
          </table:table-cell>
          <table:table-cell table:style-name="ce12" office:value-type="date" office:date-value="2015-01-21" calcext:value-type="date">
            <text:p>21 Jan 2015</text:p>
          </table:table-cell>
          <table:table-cell table:style-name="ce8" table:formula="of:=([.C9]-[.B9])+1" office:value-type="float" office:value="105" calcext:value-type="float">
            <text:p>105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4"/>– Recolección de requisitos.</text:p>
          </table:table-cell>
          <table:table-cell table:style-name="ce13" office:value-type="date" office:date-value="2014-10-09" calcext:value-type="date">
            <text:p>9 Oct 2014</text:p>
          </table:table-cell>
          <table:table-cell office:value-type="date" office:date-value="2014-10-10" calcext:value-type="date">
            <text:p>10 Oct 2014</text:p>
          </table:table-cell>
          <table:table-cell table:formula="of:=([.C10]-[.B10])+1" office:value-type="float" office:value="2" calcext:value-type="float">
            <text:p>2</text:p>
          </table:table-cell>
          <table:table-cell table:style-name="ce7"/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4"/>– Diseño.</text:p>
          </table:table-cell>
          <table:table-cell table:style-name="ce13" office:value-type="date" office:date-value="2014-10-10" calcext:value-type="date">
            <text:p>10 Oct 2014</text:p>
          </table:table-cell>
          <table:table-cell office:value-type="date" office:date-value="2014-12-01" calcext:value-type="date">
            <text:p>1 Dec 2014</text:p>
          </table:table-cell>
          <table:table-cell table:formula="of:=([.C11]-[.B11])+1" office:value-type="float" office:value="53" calcext:value-type="float">
            <text:p>53</text:p>
          </table:table-cell>
          <table:table-cell table:style-name="ce7" office:value-type="string" calcext:value-type="string">
            <text:p>Arquitectura, base de datos y acceso remoto.</text:p>
          </table:table-cell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4"/>– Desarrollo.</text:p>
          </table:table-cell>
          <table:table-cell table:style-name="ce13" office:value-type="date" office:date-value="2014-12-15" calcext:value-type="date">
            <text:p>15 Dec 2014</text:p>
          </table:table-cell>
          <table:table-cell office:value-type="date" office:date-value="2015-01-16" calcext:value-type="date">
            <text:p>16 Jan 2015</text:p>
          </table:table-cell>
          <table:table-cell table:formula="of:=([.C12]-[.B12])+1" office:value-type="float" office:value="33" calcext:value-type="float">
            <text:p>33</text:p>
          </table:table-cell>
          <table:table-cell table:style-name="ce7" office:value-type="string" calcext:value-type="string">
            <text:p>Servlets, acceso a datos y aplicación para testeo.</text:p>
          </table:table-cell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4"/>– Depuración.</text:p>
          </table:table-cell>
          <table:table-cell table:style-name="ce13" office:value-type="date" office:date-value="2015-01-20" calcext:value-type="date">
            <text:p>20 Jan 2015</text:p>
          </table:table-cell>
          <table:table-cell office:value-type="date" office:date-value="2015-01-21" calcext:value-type="date">
            <text:p>21 Jan 2015</text:p>
          </table:table-cell>
          <table:table-cell table:formula="of:=([.C13]-[.B13])+1" office:value-type="float" office:value="2" calcext:value-type="float">
            <text:p>2</text:p>
          </table:table-cell>
          <table:table-cell table:style-name="ce7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- Iteración II.</text:p>
          </table:table-cell>
          <table:table-cell table:style-name="ce12" office:value-type="date" office:date-value="2015-03-08" calcext:value-type="date">
            <text:p>8 Mar 2015</text:p>
          </table:table-cell>
          <table:table-cell table:style-name="ce12" office:value-type="date" office:date-value="2015-03-19" calcext:value-type="date">
            <text:p>19 Mar 2015</text:p>
          </table:table-cell>
          <table:table-cell table:style-name="ce8" table:formula="of:=([.C14]-[.B14])+1" office:value-type="float" office:value="12" calcext:value-type="float">
            <text:p>12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3-08" calcext:value-type="date">
            <text:p>8 Mar 2015</text:p>
          </table:table-cell>
          <table:table-cell table:formula="of:=([.C15]-[.B15])+1" office:value-type="float" office:value="1" calcext:value-type="float">
            <text:p>1</text:p>
          </table:table-cell>
          <table:table-cell office:value-type="string" calcext:value-type="string">
            <text:p>Mejora del formato de los mensajes y optimización de la platafor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3-09" calcext:value-type="date">
            <text:p>9 Mar 2015</text:p>
          </table:table-cell>
          <table:table-cell table:formula="of:=([.C16]-[.B16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3-09" calcext:value-type="date">
            <text:p>9 Mar 2015</text:p>
          </table:table-cell>
          <table:table-cell office:value-type="date" office:date-value="2015-03-18" calcext:value-type="date">
            <text:p>18 Mar 2015</text:p>
          </table:table-cell>
          <table:table-cell table:formula="of:=([.C17]-[.B17])+1"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18" calcext:value-type="date">
            <text:p>18 Mar 2015</text:p>
          </table:table-cell>
          <table:table-cell office:value-type="date" office:date-value="2015-03-19" calcext:value-type="date">
            <text:p>19 Mar 2015</text:p>
          </table:table-cell>
          <table:table-cell table:formula="of:=([.C18]-[.B18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I.</text:p>
          </table:table-cell>
          <table:table-cell table:style-name="ce12" office:value-type="date" office:date-value="2015-05-21" calcext:value-type="date">
            <text:p>21 May 2015</text:p>
          </table:table-cell>
          <table:table-cell table:style-name="ce12" office:value-type="date" office:date-value="2015-05-26" calcext:value-type="date">
            <text:p>26 May 2015</text:p>
          </table:table-cell>
          <table:table-cell table:style-name="ce8" table:formula="of:=([.C19]-[.B19])+1" office:value-type="float" office:value="6" calcext:value-type="float">
            <text:p>6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5-21" calcext:value-type="date">
            <text:p>21 May 2015</text:p>
          </table:table-cell>
          <table:table-cell table:formula="of:=([.C20]-[.B20])+1" office:value-type="float" office:value="1" calcext:value-type="float">
            <text:p>1</text:p>
          </table:table-cell>
          <table:table-cell office:value-type="string" calcext:value-type="string">
            <text:p>Añadir GCM para implementar mensajes Push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2" calcext:value-type="date">
            <text:p>22 May 2015</text:p>
          </table:table-cell>
          <table:table-cell office:value-type="date" office:date-value="2015-05-23" calcext:value-type="date">
            <text:p>23 May 2015</text:p>
          </table:table-cell>
          <table:table-cell table:formula="of:=([.C21]-[.B21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4" calcext:value-type="date">
            <text:p>24 May 2015</text:p>
          </table:table-cell>
          <table:table-cell office:value-type="date" office:date-value="2015-05-25" calcext:value-type="date">
            <text:p>25 May 2015</text:p>
          </table:table-cell>
          <table:table-cell table:formula="of:=([.C22]-[.B22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5-26" calcext:value-type="date">
            <text:p>26 May 2015</text:p>
          </table:table-cell>
          <table:table-cell table:formula="of:=([.C23]-[.B23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V.</text:p>
          </table:table-cell>
          <table:table-cell table:number-columns-repeated="2" table:style-name="ce12" office:value-type="date" office:date-value="2015-09-09" calcext:value-type="date">
            <text:p>9 Sep 2015</text:p>
          </table:table-cell>
          <table:table-cell table:style-name="ce8" table:formula="of:=([.C24]-[.B24])+1" office:value-type="float" office:value="1" calcext:value-type="float">
            <text:p>1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5]-[.B25])+1" office:value-type="float" office:value="1" calcext:value-type="float">
            <text:p>1</text:p>
          </table:table-cell>
          <table:table-cell office:value-type="string" calcext:value-type="string">
            <text:p>Optimización de hil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6]-[.B26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7]-[.B27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8]-[.B28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RSU/OBU.</text:p>
          </table:table-cell>
          <table:table-cell table:style-name="ce9" office:value-type="date" office:date-value="2014-10-09" calcext:value-type="date">
            <text:p>9 Oct 2014</text:p>
          </table:table-cell>
          <table:table-cell table:style-name="ce9" office:value-type="date" office:date-value="2015-09-24" calcext:value-type="date">
            <text:p>24 Sep 2015</text:p>
          </table:table-cell>
          <table:table-cell table:style-name="ce5" table:formula="of:=([.C30]-[.B30])+1" office:value-type="float" office:value="351" calcext:value-type="float">
            <text:p>351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- Iteración I.</text:p>
          </table:table-cell>
          <table:table-cell table:style-name="ce12" office:value-type="date" office:date-value="2014-10-09" calcext:value-type="date">
            <text:p>9 Oct 2014</text:p>
          </table:table-cell>
          <table:table-cell table:style-name="ce12" office:value-type="date" office:date-value="2014-12-12" calcext:value-type="date">
            <text:p>12 Dec 2014</text:p>
          </table:table-cell>
          <table:table-cell table:style-name="ce8" table:formula="of:=([.C31]-[.B31])+1" office:value-type="float" office:value="65" calcext:value-type="float">
            <text:p>65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4-10-09" calcext:value-type="date">
            <text:p>9 Oct 2014</text:p>
          </table:table-cell>
          <table:table-cell table:formula="of:=([.C32]-[.B32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4-10-10" calcext:value-type="date">
            <text:p>10 Oct 2014</text:p>
          </table:table-cell>
          <table:table-cell office:value-type="date" office:date-value="2014-10-13" calcext:value-type="date">
            <text:p>13 Oct 2014</text:p>
          </table:table-cell>
          <table:table-cell table:formula="of:=([.C33]-[.B33])+1"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0-13" calcext:value-type="date">
            <text:p>13 Oct 2014</text:p>
          </table:table-cell>
          <table:table-cell office:value-type="date" office:date-value="2014-12-11" calcext:value-type="date">
            <text:p>11 Dec 2014</text:p>
          </table:table-cell>
          <table:table-cell table:formula="of:=([.C34]-[.B34])+1" office:value-type="float" office:value="60" calcext:value-type="float">
            <text:p>6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4-12-12" calcext:value-type="date">
            <text:p>12 Dec 2014</text:p>
          </table:table-cell>
          <table:table-cell table:formula="of:=([.C35]-[.B35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.</text:p>
          </table:table-cell>
          <table:table-cell table:style-name="ce12" office:value-type="date" office:date-value="2015-03-08" calcext:value-type="date">
            <text:p>8 Mar 2015</text:p>
          </table:table-cell>
          <table:table-cell table:style-name="ce12" office:value-type="date" office:date-value="2015-03-28" calcext:value-type="date">
            <text:p>28 Mar 2015</text:p>
          </table:table-cell>
          <table:table-cell table:style-name="ce8" table:formula="of:=([.C36]-[.B36])+1" office:value-type="float" office:value="21" calcext:value-type="float">
            <text:p>21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3-08" calcext:value-type="date">
            <text:p>8 Mar 2015</text:p>
          </table:table-cell>
          <table:table-cell table:formula="of:=([.C37]-[.B37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3-09" calcext:value-type="date">
            <text:p>9 Mar 2015</text:p>
          </table:table-cell>
          <table:table-cell table:formula="of:=([.C38]-[.B38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3-10" calcext:value-type="date">
            <text:p>10 Mar 2015</text:p>
          </table:table-cell>
          <table:table-cell table:formula="of:=([.C39]-[.B39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3-18" calcext:value-type="date">
            <text:p>18 Mar 2015</text:p>
          </table:table-cell>
          <table:table-cell table:formula="of:=([.C40]-[.B40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I.</text:p>
          </table:table-cell>
          <table:table-cell table:style-name="ce12" office:value-type="date" office:date-value="2015-06-26" calcext:value-type="date">
            <text:p>26 Jun 2015</text:p>
          </table:table-cell>
          <table:table-cell table:style-name="ce12" office:value-type="date" office:date-value="2015-09-25" calcext:value-type="date">
            <text:p>25 Sep 2015</text:p>
          </table:table-cell>
          <table:table-cell table:style-name="ce8" table:formula="of:=([.C41]-[.B41])+1" office:value-type="float" office:value="92" calcext:value-type="float">
            <text:p>92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6-26" calcext:value-type="date">
            <text:p>26 Jun 2015</text:p>
          </table:table-cell>
          <table:table-cell table:formula="of:=([.C42]-[.B42])+1" office:value-type="float" office:value="1" calcext:value-type="float">
            <text:p>1</text:p>
          </table:table-cell>
          <table:table-cell office:value-type="string" calcext:value-type="string">
            <text:p>No mantener continuamente un canal abierto de comunicación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6-26" calcext:value-type="date">
            <text:p>26 Jun 2015</text:p>
          </table:table-cell>
          <table:table-cell table:formula="of:=([.C43]-[.B43])+1" office:value-type="float" office:value="1" calcext:value-type="float">
            <text:p>1</text:p>
          </table:table-cell>
          <table:table-cell office:value-type="string" calcext:value-type="string">
            <text:p>Cambiada la implementación a servlet en vez de sock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6-28" calcext:value-type="date">
            <text:p>28 Jun 2015</text:p>
          </table:table-cell>
          <table:table-cell table:formula="of:=([.C44]-[.B44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9-25" calcext:value-type="date">
            <text:p>25 Sep 2015</text:p>
          </table:table-cell>
          <table:table-cell table:formula="of:=([.C45]-[.B45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CyclistApp.</text:p>
          </table:table-cell>
          <table:table-cell table:style-name="ce9" office:value-type="date" office:date-value="2014-10-17" calcext:value-type="date">
            <text:p>17 Oct 2014</text:p>
          </table:table-cell>
          <table:table-cell table:style-name="ce9" office:value-type="date" office:date-value="2015-06-29" calcext:value-type="date">
            <text:p>29 Jun 2015</text:p>
          </table:table-cell>
          <table:table-cell table:style-name="ce5" table:formula="of:=([.C47]-[.B47])+1" office:value-type="float" office:value="256" calcext:value-type="float">
            <text:p>256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- Iteración I.</text:p>
          </table:table-cell>
          <table:table-cell table:style-name="ce12" office:value-type="date" office:date-value="2014-10-17" calcext:value-type="date">
            <text:p>17 Oct 2014</text:p>
          </table:table-cell>
          <table:table-cell table:style-name="ce12" office:value-type="date" office:date-value="2015-01-10" calcext:value-type="date">
            <text:p>10 Jan 2015</text:p>
          </table:table-cell>
          <table:table-cell table:style-name="ce8" table:formula="of:=([.C48]-[.B48])+1" office:value-type="float" office:value="86" calcext:value-type="float">
            <text:p>86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4-10-17" calcext:value-type="date">
            <text:p>17 Oct 2014</text:p>
          </table:table-cell>
          <table:table-cell office:value-type="date" office:date-value="2014-10-20" calcext:value-type="date">
            <text:p>20 Oct 2014</text:p>
          </table:table-cell>
          <table:table-cell table:formula="of:=([.C49]-[.B49])+1"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4-10-31" calcext:value-type="date">
            <text:p>31 Oct 2014</text:p>
          </table:table-cell>
          <table:table-cell table:formula="of:=([.C50]-[.B50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1-03" calcext:value-type="date">
            <text:p>3 Nov 2014</text:p>
          </table:table-cell>
          <table:table-cell office:value-type="date" office:date-value="2015-01-10" calcext:value-type="date">
            <text:p>10 Jan 2015</text:p>
          </table:table-cell>
          <table:table-cell table:formula="of:=([.C51]-[.B51])+1" office:value-type="float" office:value="69" calcext:value-type="float">
            <text:p>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1-09" calcext:value-type="date">
            <text:p>9 Jan 2015</text:p>
          </table:table-cell>
          <table:table-cell office:value-type="date" office:date-value="2015-01-10" calcext:value-type="date">
            <text:p>10 Jan 2015</text:p>
          </table:table-cell>
          <table:table-cell table:formula="of:=([.C52]-[.B52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.</text:p>
          </table:table-cell>
          <table:table-cell table:style-name="ce12" office:value-type="date" office:date-value="2015-02-20" calcext:value-type="date">
            <text:p>20 Feb 2015</text:p>
          </table:table-cell>
          <table:table-cell table:style-name="ce12" office:value-type="date" office:date-value="2015-03-10" calcext:value-type="date">
            <text:p>10 Mar 2015</text:p>
          </table:table-cell>
          <table:table-cell table:style-name="ce8" table:formula="of:=([.C53]-[.B53])+1" office:value-type="float" office:value="19" calcext:value-type="float">
            <text:p>19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2-20" calcext:value-type="date">
            <text:p>20 Feb 2015</text:p>
          </table:table-cell>
          <table:table-cell table:style-name="ce15" table:formula="of:=([.C54]-[.B54])+1" office:value-type="float" office:value="1" calcext:value-type="float">
            <text:p>1</text:p>
          </table:table-cell>
          <table:table-cell office:value-type="string" calcext:value-type="string">
            <text:p>Pruebas con UDP, mejora del GPS y adaptación a versiones anteriores Android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21" calcext:value-type="date">
            <text:p>21 Feb 2015</text:p>
          </table:table-cell>
          <table:table-cell office:value-type="date" office:date-value="2015-02-23" calcext:value-type="date">
            <text:p>23 Feb 2015</text:p>
          </table:table-cell>
          <table:table-cell table:style-name="ce15" table:formula="of:=([.C55]-[.B55])+1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22" calcext:value-type="date">
            <text:p>22 Feb 2015</text:p>
          </table:table-cell>
          <table:table-cell office:value-type="date" office:date-value="2015-03-10" calcext:value-type="date">
            <text:p>10 Mar 2015</text:p>
          </table:table-cell>
          <table:table-cell table:style-name="ce15" table:formula="of:=([.C56]-[.B56])+1" office:value-type="float" office:value="17" calcext:value-type="float">
            <text:p>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08" calcext:value-type="date">
            <text:p>8 Mar 2015</text:p>
          </table:table-cell>
          <table:table-cell office:value-type="date" office:date-value="2015-03-10" calcext:value-type="date">
            <text:p>10 Mar 2015</text:p>
          </table:table-cell>
          <table:table-cell table:style-name="ce15" table:formula="of:=([.C57]-[.B57])+1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I.</text:p>
          </table:table-cell>
          <table:table-cell table:style-name="ce12" office:value-type="date" office:date-value="2015-05-21" calcext:value-type="date">
            <text:p>21 May 2015</text:p>
          </table:table-cell>
          <table:table-cell table:style-name="ce12" office:value-type="date" office:date-value="2015-06-29" calcext:value-type="date">
            <text:p>29 Jun 2015</text:p>
          </table:table-cell>
          <table:table-cell table:style-name="ce8" table:formula="of:=([.C58]-[.B58])+1" office:value-type="float" office:value="40" calcext:value-type="float">
            <text:p>40</text:p>
          </table:table-cell>
          <table:table-cell table:style-name="ce8"/>
          <table:table-cell table:number-columns-repeated="12"/>
          <table:table-cell table:style-name="ce17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5-21" calcext:value-type="date">
            <text:p>21 May 2015</text:p>
          </table:table-cell>
          <table:table-cell table:formula="of:=([.C59]-[.B59])+1" office:value-type="float" office:value="1" calcext:value-type="float">
            <text:p>1</text:p>
          </table:table-cell>
          <table:table-cell office:value-type="string" calcext:value-type="string">
            <text:p>Añadir GCM en Android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1" calcext:value-type="date">
            <text:p>21 May 2015</text:p>
          </table:table-cell>
          <table:table-cell office:value-type="date" office:date-value="2015-05-22" calcext:value-type="date">
            <text:p>22 May 2015</text:p>
          </table:table-cell>
          <table:table-cell table:formula="of:=([.C60]-[.B60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2" calcext:value-type="date">
            <text:p>22 May 2015</text:p>
          </table:table-cell>
          <table:table-cell office:value-type="date" office:date-value="2015-06-25" calcext:value-type="date">
            <text:p>25 Jun 2015</text:p>
          </table:table-cell>
          <table:table-cell table:formula="of:=([.C61]-[.B61])+1"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5-29" calcext:value-type="date">
            <text:p>29 May 2015</text:p>
          </table:table-cell>
          <table:table-cell office:value-type="date" office:date-value="2015-06-29" calcext:value-type="date">
            <text:p>29 Jun 2015</text:p>
          </table:table-cell>
          <table:table-cell table:formula="of:=([.C62]-[.B62])+1"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HMI.</text:p>
          </table:table-cell>
          <table:table-cell table:style-name="ce9" office:value-type="date" office:date-value="2015-02-17" calcext:value-type="date">
            <text:p>17 Feb 2015</text:p>
          </table:table-cell>
          <table:table-cell table:style-name="ce9" office:value-type="date" office:date-value="2015-10-04" calcext:value-type="date">
            <text:p>4 Oct 2015</text:p>
          </table:table-cell>
          <table:table-cell table:style-name="ce5" table:formula="of:=([.C64]-[.B64])+1" office:value-type="float" office:value="230" calcext:value-type="float">
            <text:p>230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- Iteración I.</text:p>
          </table:table-cell>
          <table:table-cell table:style-name="ce12" office:value-type="date" office:date-value="2015-02-17" calcext:value-type="date">
            <text:p>17 Feb 2015</text:p>
          </table:table-cell>
          <table:table-cell table:style-name="ce12" office:value-type="date" office:date-value="2015-02-20" calcext:value-type="date">
            <text:p>20 Feb 2015</text:p>
          </table:table-cell>
          <table:table-cell table:style-name="ce8" table:formula="of:=([.C65]-[.B65])+1" office:value-type="float" office:value="4" calcext:value-type="float">
            <text:p>4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2-17" calcext:value-type="date">
            <text:p>17 Feb 2015</text:p>
          </table:table-cell>
          <table:table-cell table:style-name="ce15" table:formula="of:=([.C66]-[.B66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17" calcext:value-type="date">
            <text:p>17 Feb 2015</text:p>
          </table:table-cell>
          <table:table-cell office:value-type="date" office:date-value="2015-02-18" calcext:value-type="date">
            <text:p>18 Feb 2015</text:p>
          </table:table-cell>
          <table:table-cell table:style-name="ce15" table:formula="of:=([.C67]-[.B67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17" calcext:value-type="date">
            <text:p>17 Feb 2015</text:p>
          </table:table-cell>
          <table:table-cell office:value-type="date" office:date-value="2015-02-20" calcext:value-type="date">
            <text:p>20 Feb 2015</text:p>
          </table:table-cell>
          <table:table-cell table:style-name="ce15" table:formula="of:=([.C68]-[.B68])+1"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2-19" calcext:value-type="date">
            <text:p>19 Feb 2015</text:p>
          </table:table-cell>
          <table:table-cell office:value-type="date" office:date-value="2015-02-20" calcext:value-type="date">
            <text:p>20 Feb 2015</text:p>
          </table:table-cell>
          <table:table-cell table:style-name="ce15" table:formula="of:=([.C69]-[.B69])+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- Iteración II.</text:p>
          </table:table-cell>
          <table:table-cell table:style-name="ce12" office:value-type="date" office:date-value="2015-10-03" calcext:value-type="date">
            <text:p>3 Oct 2015</text:p>
          </table:table-cell>
          <table:table-cell table:style-name="ce12" office:value-type="date" office:date-value="2015-10-04" calcext:value-type="date">
            <text:p>4 Oct 2015</text:p>
          </table:table-cell>
          <table:table-cell table:style-name="ce8" table:formula="of:=([.C70]-[.B70])+1" office:value-type="float" office:value="2" calcext:value-type="float">
            <text:p>2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10-03" calcext:value-type="date">
            <text:p>3 Oct 2015</text:p>
          </table:table-cell>
          <table:table-cell table:style-name="ce15" table:formula="of:=([.C71]-[.B71])+1" office:value-type="float" office:value="1" calcext:value-type="float">
            <text:p>1</text:p>
          </table:table-cell>
          <table:table-cell office:value-type="string" calcext:value-type="string">
            <text:p>Iconos y tamañ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15" table:formula="of:=([.C72]-[.B72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15" table:formula="of:=([.C73]-[.B73])+1" office:value-type="float" office:value="1" calcext:value-type="float">
            <text:p>1</text:p>
          </table:table-cell>
          <table:table-cell office:value-type="string" calcext:value-type="string">
            <text:p>Mejora de gráficos y adaptación a tabl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15" table:formula="of:=([.C74]-[.B74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2"/>
          <table:table-cell table:number-columns-repeated="13"/>
        </table:table-row>
        <table:table-row table:style-name="ro2">
          <table:table-cell table:style-name="ce5" office:value-type="string" calcext:value-type="string">
            <text:p>Pruebas en calle.</text:p>
          </table:table-cell>
          <table:table-cell table:style-name="ce9" office:value-type="date" office:date-value="2015-10-05" calcext:value-type="date">
            <text:p>5 Oct 2015</text:p>
          </table:table-cell>
          <table:table-cell table:style-name="ce9" office:value-type="date" office:date-value="2015-10-29" calcext:value-type="date">
            <text:p>29 Oct 2015</text:p>
          </table:table-cell>
          <table:table-cell table:style-name="ce5" table:formula="of:=([.C76]-[.B76])+1" office:value-type="float" office:value="25" calcext:value-type="float">
            <text:p>25</text:p>
          </table:table-cell>
          <table:table-cell table:style-name="ce5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– Rendimiento de comunicaciones V2X.</text:p>
          </table:table-cell>
          <table:table-cell table:style-name="ce12" office:value-type="date" office:date-value="2014-12-15" calcext:value-type="date">
            <text:p>15 Dec 2014</text:p>
          </table:table-cell>
          <table:table-cell table:style-name="ce12" office:value-type="date" office:date-value="2015-02-27" calcext:value-type="date">
            <text:p>27 Feb 2015</text:p>
          </table:table-cell>
          <table:table-cell table:style-name="ce8" table:formula="of:=([.C77]-[.B77])+1" office:value-type="float" office:value="75" calcext:value-type="float">
            <text:p>75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table:number-columns-repeated="2" office:value-type="date" office:date-value="2014-12-15" calcext:value-type="date">
            <text:p>15 Dec 2014</text:p>
          </table:table-cell>
          <table:table-cell table:formula="of:=([.C78]-[.B78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4-12-15" calcext:value-type="date">
            <text:p>15 Dec 2014</text:p>
          </table:table-cell>
          <table:table-cell office:value-type="date" office:date-value="2015-01-08" calcext:value-type="date">
            <text:p>8 Jan 2015</text:p>
          </table:table-cell>
          <table:table-cell table:formula="of:=([.C79]-[.B79])+1" office:value-type="float" office:value="25" calcext:value-type="float">
            <text:p>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table:number-columns-repeated="2" office:value-type="date" office:date-value="2015-02-09" calcext:value-type="date">
            <text:p>9 Feb 2015</text:p>
          </table:table-cell>
          <table:table-cell table:formula="of:=([.C80]-[.B80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2" calcext:value-type="date">
            <text:p>12 Feb 2015</text:p>
          </table:table-cell>
          <table:table-cell office:value-type="date" office:date-value="2015-02-27" calcext:value-type="date">
            <text:p>27 Feb 2015</text:p>
          </table:table-cell>
          <table:table-cell table:formula="of:=([.C81]-[.B81])+1"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table:style-name="ce8" office:value-type="string" calcext:value-type="string">
            <text:p><text:s text:c="2"/>– Comunicación V2V en entornos urbanos.</text:p>
          </table:table-cell>
          <table:table-cell table:style-name="ce12" office:value-type="date" office:date-value="2015-02-09" calcext:value-type="date">
            <text:p>9 Feb 2015</text:p>
          </table:table-cell>
          <table:table-cell table:style-name="ce12" office:value-type="date" office:date-value="2015-05-11" calcext:value-type="date">
            <text:p>11 May 2015</text:p>
          </table:table-cell>
          <table:table-cell table:style-name="ce8" table:formula="of:=([.C82]-[.B82])+1" office:value-type="float" office:value="92" calcext:value-type="float">
            <text:p>92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office:value-type="date" office:date-value="2015-02-12" calcext:value-type="date">
            <text:p>12 Feb 2015</text:p>
          </table:table-cell>
          <table:table-cell office:value-type="date" office:date-value="2015-03-03" calcext:value-type="date">
            <text:p>3 Mar 2015</text:p>
          </table:table-cell>
          <table:table-cell table:formula="of:=([.C83]-[.B83])+1" office:value-type="float" office:value="20" calcext:value-type="float">
            <text:p>20</text:p>
          </table:table-cell>
          <table:table-cell office:value-type="string" calcext:value-type="string">
            <text:p>Filtro de datos y generación de gráfica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5-01-26" calcext:value-type="date">
            <text:p>26 Jan 2015</text:p>
          </table:table-cell>
          <table:table-cell office:value-type="date" office:date-value="2015-05-10" calcext:value-type="date">
            <text:p>10 May 2015</text:p>
          </table:table-cell>
          <table:table-cell table:formula="of:=([.C84]-[.B84])+1" office:value-type="float" office:value="105" calcext:value-type="float">
            <text:p>1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office:value-type="date" office:date-value="2015-01-26" calcext:value-type="date">
            <text:p>26 Jan 2015</text:p>
          </table:table-cell>
          <table:table-cell office:value-type="date" office:date-value="2015-02-01" calcext:value-type="date">
            <text:p>1 Feb 2015</text:p>
          </table:table-cell>
          <table:table-cell table:formula="of:=([.C85]-[.B85])+1"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3" calcext:value-type="date">
            <text:p>13 Feb 2015</text:p>
          </table:table-cell>
          <table:table-cell office:value-type="date" office:date-value="2015-05-11" calcext:value-type="date">
            <text:p>11 May 2015</text:p>
          </table:table-cell>
          <table:table-cell table:formula="of:=([.C86]-[.B86])+1" office:value-type="float" office:value="88" calcext:value-type="float">
            <text:p>88</text:p>
          </table:table-cell>
          <table:table-cell office:value-type="string" calcext:value-type="string">
            <text:p>Desarrollo de aplicación de pruebas y aplicación para estadísticas.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2"/>– Sistema completo.</text:p>
          </table:table-cell>
          <table:table-cell table:style-name="ce12" office:value-type="date" office:date-value="2015-04-26" calcext:value-type="date">
            <text:p>26 Apr 2015</text:p>
          </table:table-cell>
          <table:table-cell table:style-name="ce12" office:value-type="date" office:date-value="2015-10-29" calcext:value-type="date">
            <text:p>29 Oct 2015</text:p>
          </table:table-cell>
          <table:table-cell table:style-name="ce8" table:formula="of:=([.C87]-[.B87])+1" office:value-type="float" office:value="187" calcext:value-type="float">
            <text:p>187</text:p>
          </table:table-cell>
          <table:table-cell table:style-name="ce8" office:value-type="string" calcext:value-type="string">
            <text:p>Pruebas ejecutadas en 3 escenarios. Pendientes 3 escenari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Iteración I</text:p>
          </table:table-cell>
          <table:table-cell table:style-name="ce14" office:value-type="date" office:date-value="2015-05-04" calcext:value-type="date">
            <text:p>4 May 2015</text:p>
          </table:table-cell>
          <table:table-cell office:value-type="date" office:date-value="2015-10-24" calcext:value-type="date">
            <text:p>24 Oct 2015</text:p>
          </table:table-cell>
          <table:table-cell table:formula="of:=([.C88]-[.B88])+1" office:value-type="float" office:value="174" calcext:value-type="float">
            <text:p>17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table:number-columns-repeated="2" office:value-type="date" office:date-value="2015-10-05" calcext:value-type="date">
            <text:p>5 Oct 2015</text:p>
          </table:table-cell>
          <table:table-cell table:formula="of:=([.C89]-[.B89])+1" office:value-type="float" office:value="1" calcext:value-type="float">
            <text:p>1</text:p>
          </table:table-cell>
          <table:table-cell office:value-type="string" calcext:value-type="string">
            <text:p>Incialmente planificado para la semana siguiente, pero había problemas de comunicación en el siste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table:number-columns-repeated="2" office:value-type="date" office:date-value="2015-10-21" calcext:value-type="date">
            <text:p>21 Oct 2015</text:p>
          </table:table-cell>
          <table:table-cell table:formula="of:=([.C90]-[.B90])+1" office:value-type="float" office:value="1" calcext:value-type="float">
            <text:p>1</text:p>
          </table:table-cell>
          <table:table-cell table:style-name="ce16"/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1" calcext:value-type="date">
            <text:p>21 Oct 2015</text:p>
          </table:table-cell>
          <table:table-cell office:value-type="date" office:date-value="2015-10-24" calcext:value-type="date">
            <text:p>24 Oct 2015</text:p>
          </table:table-cell>
          <table:table-cell table:formula="of:=([.C91]-[.B91])+1" office:value-type="float" office:value="4" calcext:value-type="float">
            <text:p>4</text:p>
          </table:table-cell>
          <table:table-cell office:value-type="string" calcext:value-type="string">
            <text:p>Fallo por falta de precisión del GPS.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Iteración II</text:p>
          </table:table-cell>
          <table:table-cell table:style-name="ce12" office:value-type="date" office:date-value="2015-10-25" calcext:value-type="date">
            <text:p>25 Oct 2015</text:p>
          </table:table-cell>
          <table:table-cell table:style-name="ce12" office:value-type="date" office:date-value="2015-10-29" calcext:value-type="date">
            <text:p>29 Oct 2015</text:p>
          </table:table-cell>
          <table:table-cell table:style-name="ce8" table:formula="of:=([.C92]-[.B92])+1" office:value-type="float" office:value="5" calcext:value-type="float">
            <text:p>5</text:p>
          </table:table-cell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table:number-columns-repeated="2" office:value-type="date" office:date-value="2015-10-25" calcext:value-type="date">
            <text:p>25 Oct 2015</text:p>
          </table:table-cell>
          <table:table-cell table:formula="of:=([.C93]-[.B93])+1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table:number-columns-repeated="2" office:value-type="date" office:date-value="2015-10-28" calcext:value-type="date">
            <text:p>28 Oct 2015</text:p>
          </table:table-cell>
          <table:table-cell table:formula="of:=([.C94]-[.B94])+1" office:value-type="float" office:value="1" calcext:value-type="float">
            <text:p>1</text:p>
          </table:table-cell>
          <table:table-cell office:value-type="string" calcext:value-type="string">
            <text:p>Sistema completo funcional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8" calcext:value-type="date">
            <text:p>28 Oct 2015</text:p>
          </table:table-cell>
          <table:table-cell office:value-type="date" office:date-value="2015-10-29" calcext:value-type="date">
            <text:p>29 Oct 2015</text:p>
          </table:table-cell>
          <table:table-cell table:formula="of:=([.C95]-[.B95])+1" office:value-type="float" office:value="2" calcext:value-type="float">
            <text:p>2</text:p>
          </table:table-cell>
          <table:table-cell office:value-type="string" calcext:value-type="string">
            <text:p>GPS del móvil tiene poca precisión y es lento: falsos positivos.</text:p>
          </table:table-cell>
          <table:table-cell table:number-columns-repeated="13"/>
        </table:table-row>
        <table:table-row table:style-name="ro2" table:number-rows-repeated="2">
          <table:table-cell table:style-name="Default" table:number-columns-repeated="5"/>
          <table:table-cell table:number-columns-repeated="13"/>
        </table:table-row>
        <table:table-row table:style-name="ro3" table:number-rows-repeated="3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Default" table:number-columns-repeated="4"/>
          <table:table-cell table:style-name="ce17"/>
          <table:table-cell table:number-columns-repeated="13"/>
        </table:table-row>
      </table:table>
      <table:table table:name="Recursos" table:style-name="ta1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9" table:default-cell-style-name="ce20"/>
        <table:table-row table:style-name="ro4">
          <table:table-cell table:style-name="ce19" office:value-type="string" calcext:value-type="string">
            <text:p>Nombre del recurso</text:p>
          </table:table-cell>
          <table:table-cell table:style-name="ce19" office:value-type="string" calcext:value-type="string">
            <text:p>Unidades</text:p>
          </table:table-cell>
          <table:table-cell table:style-name="ce19" office:value-type="string" calcext:value-type="string">
            <text:p>Coste por unidad</text:p>
          </table:table-cell>
          <table:table-cell table:style-name="ce19" office:value-type="string" calcext:value-type="string">
            <text:p>Coste total</text:p>
          </table:table-cell>
        </table:table-row>
        <table:table-row table:style-name="ro3">
          <table:table-cell office:value-type="string" calcext:value-type="string">
            <text:p>NEC Linkbird M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ll Latitu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er Aspire 4810TZ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ble UT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versor RS-232 Hembra-Mach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daptador Null RS-2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 204-III GPS US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it de desarrollo NE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áquina virtual Ubunt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minio we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stación de trabajo en ofici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Bonum" svg:font-family="'TeX Gyre Bonum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9:09:58.1771812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oba </meta:initial-creator>
    <meta:creation-date>2016-01-20T10:49:50.032243514</meta:creation-date>
    <dc:date>2016-01-21T12:24:22.685607789</dc:date>
    <dc:creator>Jagoba </dc:creator>
    <meta:editing-duration>PT5H20M13S</meta:editing-duration>
    <meta:editing-cycles>85</meta:editing-cycles>
    <meta:generator>LibreOffice/4.3.3.2$Linux_X86_64 LibreOffice_project/430m0$Build-2</meta:generator>
    <meta:document-statistic meta:table-count="2" meta:cell-count="4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88cm" svg:height="15.043cm" xlink:href=".." xlink:type="simple" chart:class="chart:bar" chart:style-name="ch1">
        <chart:plot-area chart:style-name="ch2" table:cell-range-address="Gantt.A1:Gantt.B1 Gantt.A8:Gantt.B28 Gantt.D1:Gantt.D1 Gantt.D8:Gantt.D28" chart:data-source-has-labels="both" svg:x="0.625cm" svg:y="0.3cm" svg:width="30.038cm" svg:height="14.443cm">
          <chartooo:coordinate-region svg:x="5.638cm" svg:y="2.117cm" svg:width="25.025cm" svg:height="12.542cm"/>
          <chart:axis chart:dimension="x" chart:name="primary-x" chart:style-name="ch3" chartooo:axis-type="date">
            <chartooo:date-scale/>
            <chart:categories table:cell-range-address="Gantt.A8:Gantt.A2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antt.B8:Gantt.B28" chart:label-cell-address="Gantt.B1:Gantt.B1" chart:class="chart:bar">
            <chart:data-point chart:repeated="21"/>
          </chart:series>
          <chart:series chart:style-name="ch7" chart:values-cell-range-address="Gantt.D8:Gantt.D28" chart:label-cell-address="Gantt.D1:Gantt.D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Gantt.B1:Gantt.B1</svg:desc>
                </draw:g>
              </table:table-cell>
              <table:table-cell office:value-type="string">
                <text:p>Duración</text:p>
                <draw:g>
                  <svg:desc>Gantt.D1:Gant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be de conductores.</text:p>
                <draw:g>
                  <svg:desc>Gantt.A8:Gantt.A28</svg:desc>
                </draw:g>
              </table:table-cell>
              <table:table-cell office:value-type="float" office:value="41922">
                <text:p>41922</text:p>
                <draw:g>
                  <svg:desc>Gantt.B8:Gantt.B28</svg:desc>
                </draw:g>
              </table:table-cell>
              <table:table-cell office:value-type="float" office:value="335">
                <text:p>335</text:p>
                <draw:g>
                  <svg:desc>Gantt.D8:Gantt.D28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1">
                <text:p>419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1">
                <text:p>41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22">
                <text:p>419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88">
                <text:p>419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24">
                <text:p>42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71">
                <text:p>42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71">
                <text:p>4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72">
                <text:p>4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72">
                <text:p>4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81">
                <text:p>42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45">
                <text:p>42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45">
                <text:p>4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46">
                <text:p>42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48">
                <text:p>42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150">
                <text:p>42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V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true" text:line-break="false" chart:label-arrangement="side-by-side" chart:link-data-style-to-source="true" chart:axis-position="0"/>
      <style:graphic-properties svg:stroke-color="#b3b3b3"/>
      <style:text-properties fo:font-family="'TeX Gyre Bonum'" style:font-style-name="Regular"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35cm" svg:height="5.929cm" xlink:href=".." xlink:type="simple" chart:class="chart:bar" chart:style-name="ch1">
        <chart:plot-area chart:style-name="ch2" table:cell-range-address="Gantt.A1:Gantt.B6 Gantt.D1:Gantt.D6" chart:data-source-has-labels="both" svg:x="0.624cm" svg:y="0.118cm" svg:width="29.987cm" svg:height="5.693cm">
          <chartooo:coordinate-region svg:x="7.146cm" svg:y="1.97cm" svg:width="23.465cm" svg:height="3.793cm"/>
          <chart:axis chart:dimension="x" chart:name="primary-x" chart:style-name="ch3" chartooo:axis-type="auto">
            <chartooo:date-scale/>
            <chart:categories table:cell-range-address="Gantt.A2:Gantt.A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antt.B2:Gantt.B6" chart:label-cell-address="Gantt.B1:Gantt.B1" chart:class="chart:bar">
            <chart:data-point chart:repeated="5"/>
          </chart:series>
          <chart:series chart:style-name="ch7" chart:values-cell-range-address="Gantt.D2:Gantt.D6" chart:label-cell-address="Gantt.D1:Gantt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Gantt.B1:Gantt.B1</svg:desc>
                </draw:g>
              </table:table-cell>
              <table:table-cell office:value-type="string">
                <text:p>Duración</text:p>
                <draw:g>
                  <svg:desc>Gantt.D1:Gant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olección de requisitos del sistema.</text:p>
                <draw:g>
                  <svg:desc>Gantt.A2:Gantt.A6</svg:desc>
                </draw:g>
              </table:table-cell>
              <table:table-cell office:value-type="float" office:value="41921">
                <text:p>41921</text:p>
                <draw:g>
                  <svg:desc>Gantt.B2:Gantt.B6</svg:desc>
                </draw:g>
              </table:table-cell>
              <table:table-cell office:value-type="float" office:value="132">
                <text:p>132</text:p>
                <draw:g>
                  <svg:desc>Gantt.D2:Gantt.D6</svg:desc>
                </draw:g>
              </table:table-cell>
            </table:table-row>
            <table:table-row>
              <table:table-cell office:value-type="string">
                <text:p>  - App de ciclistas.</text:p>
              </table:table-cell>
              <table:table-cell office:value-type="float" office:value="41921">
                <text:p>4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App de conductores.</text:p>
              </table:table-cell>
              <table:table-cell office:value-type="float" office:value="41957">
                <text:p>419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    – OBU y RSU</text:p>
              </table:table-cell>
              <table:table-cell office:value-type="float" office:value="41957">
                <text:p>419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    – HMI</text:p>
              </table:table-cell>
              <table:table-cell office:value-type="float" office:value="42052">
                <text:p>420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29cm" svg:height="10.554cm" xlink:href=".." xlink:type="simple" chart:class="chart:bar" chart:style-name="ch1">
        <chart:plot-area chart:style-name="ch2" table:cell-range-address="Gantt.A1:Gantt.B1 Gantt.A30:Gantt.B45 Gantt.D1:Gantt.D1 Gantt.D30:Gantt.D45" chart:data-source-has-labels="both" svg:x="0.622cm" svg:y="0.211cm" svg:width="29.885cm" svg:height="10.132cm">
          <chartooo:coordinate-region svg:x="5.635cm" svg:y="2.018cm" svg:width="24.872cm" svg:height="8.232cm"/>
          <chart:axis chart:dimension="x" chart:name="primary-x" chart:style-name="ch3" chartooo:axis-type="auto">
            <chartooo:date-scale/>
            <chart:categories table:cell-range-address="Gantt.A30:Gantt.A4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antt.B30:Gantt.B45" chart:label-cell-address="Gantt.B1:Gantt.B1" chart:class="chart:bar">
            <chart:data-point chart:repeated="16"/>
          </chart:series>
          <chart:series chart:style-name="ch7" chart:values-cell-range-address="Gantt.D30:Gantt.D45" chart:label-cell-address="Gantt.D1:Gantt.D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Gantt.B1:Gantt.B1</svg:desc>
                </draw:g>
              </table:table-cell>
              <table:table-cell office:value-type="string">
                <text:p>Duración</text:p>
                <draw:g>
                  <svg:desc>Gantt.D1:Gant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SU/OBU.</text:p>
                <draw:g>
                  <svg:desc>Gantt.A30:Gantt.A45</svg:desc>
                </draw:g>
              </table:table-cell>
              <table:table-cell office:value-type="float" office:value="41921">
                <text:p>41921</text:p>
                <draw:g>
                  <svg:desc>Gantt.B30:Gantt.B45</svg:desc>
                </draw:g>
              </table:table-cell>
              <table:table-cell office:value-type="float" office:value="351">
                <text:p>351</text:p>
                <draw:g>
                  <svg:desc>Gantt.D30:Gantt.D45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1">
                <text:p>419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1">
                <text:p>4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22">
                <text:p>41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25">
                <text:p>41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1985">
                <text:p>4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71">
                <text:p>420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71">
                <text:p>4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72">
                <text:p>4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73">
                <text:p>4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81">
                <text:p>42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81">
                <text:p>421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81">
                <text:p>4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81">
                <text:p>4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83">
                <text:p>42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72">
                <text:p>422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81cm" svg:height="9.002cm" xlink:href=".." xlink:type="simple" chart:class="chart:bar" chart:style-name="ch1">
        <chart:plot-area chart:style-name="ch2" table:cell-range-address="Gantt.A1:Gantt.B1 Gantt.A47:Gantt.B62 Gantt.D1:Gantt.D1 Gantt.D47:Gantt.D62" chart:data-source-has-labels="both" svg:x="0.619cm" svg:y="0.18cm" svg:width="29.743cm" svg:height="8.642cm">
          <chartooo:coordinate-region svg:x="5.632cm" svg:y="1.971cm" svg:width="24.73cm" svg:height="6.742cm"/>
          <chart:axis chart:dimension="x" chart:name="primary-x" chart:style-name="ch3" chartooo:axis-type="auto">
            <chartooo:date-scale/>
            <chart:categories table:cell-range-address="Gantt.A47:Gantt.A6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antt.B47:Gantt.B62" chart:label-cell-address="Gantt.B1:Gantt.B1" chart:class="chart:bar">
            <chart:data-point chart:repeated="7"/>
            <chart:data-point chart:style-name="ch7"/>
            <chart:data-point/>
            <chart:data-point chart:style-name="ch7"/>
            <chart:data-point chart:repeated="6"/>
          </chart:series>
          <chart:series chart:style-name="ch8" chart:values-cell-range-address="Gantt.D47:Gantt.D62" chart:label-cell-address="Gantt.D1:Gantt.D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Gantt.B1:Gantt.B1</svg:desc>
                </draw:g>
              </table:table-cell>
              <table:table-cell office:value-type="string">
                <text:p>Duración</text:p>
                <draw:g>
                  <svg:desc>Gantt.D1:Gant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clistApp.</text:p>
                <draw:g>
                  <svg:desc>Gantt.A47:Gantt.A62</svg:desc>
                </draw:g>
              </table:table-cell>
              <table:table-cell office:value-type="float" office:value="41929">
                <text:p>41929</text:p>
                <draw:g>
                  <svg:desc>Gantt.B47:Gantt.B62</svg:desc>
                </draw:g>
              </table:table-cell>
              <table:table-cell office:value-type="float" office:value="256">
                <text:p>256</text:p>
                <draw:g>
                  <svg:desc>Gantt.D47:Gantt.D62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9">
                <text:p>419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9">
                <text:p>41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43">
                <text:p>41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46">
                <text:p>419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13">
                <text:p>42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55">
                <text:p>420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55">
                <text:p>42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56">
                <text:p>420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57">
                <text:p>420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71">
                <text:p>42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45">
                <text:p>42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45">
                <text:p>4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45">
                <text:p>42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46">
                <text:p>42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153">
                <text:p>4215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83cm" svg:height="8.995cm" xlink:href=".." xlink:type="simple" chart:class="chart:bar" chart:style-name="ch1">
        <chart:plot-area chart:style-name="ch2" table:cell-range-address="Gantt.A1:Gantt.B1 Gantt.A64:Gantt.B74 Gantt.D1:Gantt.D1 Gantt.D64:Gantt.D74" chart:data-source-has-labels="both" svg:x="0.618cm" svg:y="0.108cm" svg:width="29.744cm" svg:height="8.636cm">
          <chartooo:coordinate-region svg:x="5.631cm" svg:y="2.009cm" svg:width="24.731cm" svg:height="6.735cm"/>
          <chart:axis chart:dimension="x" chart:name="primary-x" chart:style-name="ch3" chartooo:axis-type="auto">
            <chartooo:date-scale/>
            <chart:categories table:cell-range-address="Gantt.A64:Gantt.A7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antt.B64:Gantt.B74" chart:label-cell-address="Gantt.B1:Gantt.B1" chart:class="chart:bar">
            <chart:data-point chart:repeated="11"/>
          </chart:series>
          <chart:series chart:style-name="ch7" chart:values-cell-range-address="Gantt.D64:Gantt.D74" chart:label-cell-address="Gantt.D1:Gantt.D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Gantt.B1:Gantt.B1</svg:desc>
                </draw:g>
              </table:table-cell>
              <table:table-cell office:value-type="string">
                <text:p>Duración</text:p>
                <draw:g>
                  <svg:desc>Gantt.D1:Gant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MI.</text:p>
                <draw:g>
                  <svg:desc>Gantt.A64:Gantt.A74</svg:desc>
                </draw:g>
              </table:table-cell>
              <table:table-cell office:value-type="float" office:value="42052">
                <text:p>42052</text:p>
                <draw:g>
                  <svg:desc>Gantt.B64:Gantt.B74</svg:desc>
                </draw:g>
              </table:table-cell>
              <table:table-cell office:value-type="float" office:value="230">
                <text:p>230</text:p>
                <draw:g>
                  <svg:desc>Gantt.D64:Gantt.D74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2052">
                <text:p>4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52">
                <text:p>4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52">
                <text:p>4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52">
                <text:p>4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54">
                <text:p>42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280">
                <text:p>42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280">
                <text:p>4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41cm" svg:height="11.523cm" xlink:href=".." xlink:type="simple" chart:class="chart:bar" chart:style-name="ch1">
        <chart:plot-area chart:style-name="ch2" table:cell-range-address="Gantt.A1:Gantt.B1 Gantt.A76:Gantt.B95 Gantt.D1:Gantt.D1 Gantt.D76:Gantt.D95" chart:data-source-has-labels="both" svg:x="0.618cm" svg:y="0.23cm" svg:width="29.705cm" svg:height="11.063cm">
          <chartooo:coordinate-region svg:x="7.643cm" svg:y="2.024cm" svg:width="22.642cm" svg:height="9.163cm"/>
          <chart:axis chart:dimension="x" chart:name="primary-x" chart:style-name="ch3" chartooo:axis-type="auto">
            <chartooo:date-scale/>
            <chart:categories table:cell-range-address="Gantt.A76:Gantt.A9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antt.B76:Gantt.B95" chart:label-cell-address="Gantt.B1:Gantt.B1" chart:class="chart:bar">
            <chart:data-point chart:repeated="20"/>
          </chart:series>
          <chart:series chart:style-name="ch7" chart:values-cell-range-address="Gantt.D76:Gantt.D95" chart:label-cell-address="Gantt.D1:Gantt.D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Gantt.B1:Gantt.B1</svg:desc>
                </draw:g>
              </table:table-cell>
              <table:table-cell office:value-type="string">
                <text:p>Duración</text:p>
                <draw:g>
                  <svg:desc>Gantt.D1:Gant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uebas en calle.</text:p>
                <draw:g>
                  <svg:desc>Gantt.A76:Gantt.A95</svg:desc>
                </draw:g>
              </table:table-cell>
              <table:table-cell office:value-type="float" office:value="42282">
                <text:p>42282</text:p>
                <draw:g>
                  <svg:desc>Gantt.B76:Gantt.B95</svg:desc>
                </draw:g>
              </table:table-cell>
              <table:table-cell office:value-type="float" office:value="25">
                <text:p>25</text:p>
                <draw:g>
                  <svg:desc>Gantt.D76:Gantt.D95</svg:desc>
                </draw:g>
              </table:table-cell>
            </table:table-row>
            <table:table-row>
              <table:table-cell office:value-type="string">
                <text:p>  – Rendimiento de comunicaciones V2X.</text:p>
              </table:table-cell>
              <table:table-cell office:value-type="float" office:value="41988">
                <text:p>419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    – Planificación.</text:p>
              </table:table-cell>
              <table:table-cell office:value-type="float" office:value="41988">
                <text:p>4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 de apps.</text:p>
              </table:table-cell>
              <table:table-cell office:value-type="float" office:value="41988">
                <text:p>4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   – Ejecución.</text:p>
              </table:table-cell>
              <table:table-cell office:value-type="float" office:value="42044">
                <text:p>42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Estadísticas y conclusiones.</text:p>
              </table:table-cell>
              <table:table-cell office:value-type="float" office:value="42047">
                <text:p>420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 – Comunicación V2V en entornos urbanos.</text:p>
              </table:table-cell>
              <table:table-cell office:value-type="float" office:value="42044">
                <text:p>420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   – Planificación.</text:p>
              </table:table-cell>
              <table:table-cell office:value-type="float" office:value="42047">
                <text:p>420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    – Desarrollo de apps.</text:p>
              </table:table-cell>
              <table:table-cell office:value-type="float" office:value="42030">
                <text:p>420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    – Ejecución.</text:p>
              </table:table-cell>
              <table:table-cell office:value-type="float" office:value="42030">
                <text:p>420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   – Estadísticas y conclusiones.</text:p>
              </table:table-cell>
              <table:table-cell office:value-type="float" office:value="42048">
                <text:p>420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 – Sistema completo.</text:p>
              </table:table-cell>
              <table:table-cell office:value-type="float" office:value="42120">
                <text:p>421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    – Iteración I</text:p>
              </table:table-cell>
              <table:table-cell office:value-type="float" office:value="42128">
                <text:p>4212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      – Planificación.</text:p>
              </table:table-cell>
              <table:table-cell office:value-type="float" office:value="42282">
                <text:p>4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Ejecución.</text:p>
              </table:table-cell>
              <table:table-cell office:value-type="float" office:value="42298">
                <text:p>42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Conclusiones y depuración.</text:p>
              </table:table-cell>
              <table:table-cell office:value-type="float" office:value="42298">
                <text:p>42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Iteración II</text:p>
              </table:table-cell>
              <table:table-cell office:value-type="float" office:value="42302">
                <text:p>42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     – Planificación.</text:p>
              </table:table-cell>
              <table:table-cell office:value-type="float" office:value="42302">
                <text:p>42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Ejecución.</text:p>
              </table:table-cell>
              <table:table-cell office:value-type="float" office:value="42305">
                <text:p>4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Conclusiones y depuración.</text:p>
              </table:table-cell>
              <table:table-cell office:value-type="float" office:value="42305">
                <text:p>4230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